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30000038A347F4AEB69AB1303.png" manifest:media-type="image/png"/>
  <manifest:file-entry manifest:full-path="Pictures/10000001000005260000037746273387FFC6CA62.png" manifest:media-type="image/png"/>
  <manifest:file-entry manifest:full-path="Pictures/1000000100000422000003A81BF15A8A882383C8.png" manifest:media-type="image/png"/>
  <manifest:file-entry manifest:full-path="Pictures/10000001000002620000035CAEC14BD82587BABC.png" manifest:media-type="image/png"/>
  <manifest:file-entry manifest:full-path="Pictures/10000000000006400000053D6FC1064C9E4AA87E.jpg" manifest:media-type="image/jpeg"/>
  <manifest:file-entry manifest:full-path="Pictures/10000001000005E6000003C35773F2A81132B558.png" manifest:media-type="image/png"/>
  <manifest:file-entry manifest:full-path="Pictures/10000001000002B50000038681FEE8F5F2B15EFC.png" manifest:media-type="image/png"/>
  <manifest:file-entry manifest:full-path="Pictures/100000010000047A000003011920038F5563B9B7.png" manifest:media-type="image/png"/>
  <manifest:file-entry manifest:full-path="Pictures/10000001000005BF000003A8A06E51E64C048D69.png" manifest:media-type="image/png"/>
  <manifest:file-entry manifest:full-path="Pictures/1000000100000209000002774C78E4CE61E6A591.png" manifest:media-type="image/png"/>
  <manifest:file-entry manifest:full-path="Pictures/10000001000004CC000003B070398955498D4918.png" manifest:media-type="image/png"/>
  <manifest:file-entry manifest:full-path="Pictures/100000010000053200000385A7C90AB24A167503.png" manifest:media-type="image/png"/>
  <manifest:file-entry manifest:full-path="Pictures/10000000000006400000061D74F074716484DBF2.jpg" manifest:media-type="image/jpeg"/>
  <manifest:file-entry manifest:full-path="Pictures/1000000000000640000005D08F48E435EDF5684C.jpg" manifest:media-type="image/jpeg"/>
  <manifest:file-entry manifest:full-path="Pictures/100000010000053C000003A5133B2D1488E934CD.png" manifest:media-type="image/png"/>
  <manifest:file-entry manifest:full-path="Pictures/100000010000049B000002F0B797419BA73C12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46dd" officeooo:paragraph-rsid="001946dd" style:font-weight-asian="bold" style:font-weight-complex="bold"/>
    </style:style>
    <style:style style:name="P2" style:family="paragraph" style:parent-style-name="Standard">
      <style:text-properties fo:font-weight="bold" officeooo:rsid="001b0151" officeooo:paragraph-rsid="001946dd" style:font-weight-asian="bold" style:font-weight-complex="bold"/>
    </style:style>
    <style:style style:name="P3" style:family="paragraph" style:parent-style-name="Standard">
      <style:text-properties fo:font-weight="bold" officeooo:rsid="001b0151" officeooo:paragraph-rsid="001b015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015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4 – LUCAS EDUARDO LEITE COSTA</text:p>
      <text:p text:style-name="P1"/>
      <text:p text:style-name="P1">1 <text:span text:style-name="T1">-</text:span></text:p>
      <text:p text:style-name="P1"><text:span text:style-name="T1"/></text:p>
      <text:p text:style-name="P1"><draw:frame draw:style-name="fr2" draw:name="Figura1" text:anchor-type="char" svg:width="17cm" svg:height="15.039cm" draw:z-index="0"><draw:image xlink:href="Pictures/1000000100000422000003A81BF15A8A882383C8.png" xlink:type="simple" xlink:show="embed" xlink:actuate="onLoad" draw:mime-type="image/png"/></draw:frame><text:span text:style-name="T1"/></text:p>
      <text:p text:style-name="P1"><draw:frame draw:style-name="fr2" draw:name="Figura2" text:anchor-type="char" svg:width="17cm" svg:height="10.239cm" draw:z-index="1"><draw:image xlink:href="Pictures/10000001000005E6000003C35773F2A81132B558.png" xlink:type="simple" xlink:show="embed" xlink:actuate="onLoad" draw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Figura3" text:anchor-type="char" svg:x="0.43cm" svg:y="0.247cm" svg:width="16.14cm" svg:height="22.754cm" draw:z-index="2"><draw:image xlink:href="Pictures/10000001000002620000035CAEC14BD82587BABC.png" xlink:type="simple" xlink:show="embed" xlink:actuate="onLoad" draw:mime-type="image/png"/></draw:frame><text:soft-page-break/><text:span text:style-name="T1"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</text:p>
      <text:p text:style-name="P1"/>
      <text:p text:style-name="P1"><draw:frame draw:style-name="fr2" draw:name="Figura4" text:anchor-type="char" svg:width="17cm" svg:height="11.407cm" draw:z-index="3"><draw:image xlink:href="Pictures/100000010000047A000003011920038F5563B9B7.png" xlink:type="simple" xlink:show="embed" xlink:actuate="onLoad" draw:mime-type="image/png"/></draw:frame><text:span text:style-name="T1"/></text:p>
      <text:p text:style-name="P1"><text:span text:style-name="T1">.</text:span></text:p>
      <text:p text:style-name="P1"><text:span text:style-name="T1"/></text:p>
      <text:p text:style-name="P1"><text:span text:style-name="T1"/></text:p>
      <text:p text:style-name="P1"><draw:frame draw:style-name="fr2" draw:name="Figura5" text:anchor-type="char" svg:width="17cm" svg:height="13.069cm" draw:z-index="4"><draw:image xlink:href="Pictures/10000001000004CC000003B070398955498D4918.png" xlink:type="simple" xlink:show="embed" xlink:actuate="onLoad" draw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.</text:span></text:p>
      <text:p text:style-name="P1"><text:span text:style-name="T1"/></text:p>
      <text:p text:style-name="P1"><text:span text:style-name="T1"/></text:p>
      <text:p text:style-name="P1"><draw:frame draw:style-name="fr2" draw:name="Figura7" text:anchor-type="char" svg:width="17cm" svg:height="22.126cm" draw:z-index="5"><draw:image xlink:href="Pictures/10000001000002B50000038681FEE8F5F2B15EFC.png" xlink:type="simple" xlink:show="embed" xlink:actuate="onLoad" draw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Figura6" text:anchor-type="char" svg:width="17.069cm" svg:height="16.695cm" draw:z-index="6"><draw:image xlink:href="Pictures/10000000000006400000061D74F074716484DBF2.jpg" xlink:type="simple" xlink:show="embed" xlink:actuate="onLoad" draw:mime-type="image/jpe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3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Figura16" text:anchor-type="char" svg:x="0.272cm" svg:y="0.379cm" svg:width="17.013cm" svg:height="15.82cm" draw:z-index="15"><draw:image xlink:href="Pictures/1000000000000640000005D08F48E435EDF5684C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draw:style-name="fr1" draw:name="Figura12" text:anchor-type="char" svg:x="0.236cm" svg:y="0cm" svg:width="17cm" svg:height="11.516cm" draw:z-index="11"><draw:image xlink:href="Pictures/100000010000053200000385A7C90AB24A167503.png" xlink:type="simple" xlink:show="embed" xlink:actuate="onLoad" draw:mime-type="image/png"/></draw:frame><text:soft-page-break/></text:p>
      <text:p text:style-name="P1"><draw:frame draw:style-name="fr2" draw:name="Figura13" text:anchor-type="char" svg:width="17cm" svg:height="11.836cm" draw:z-index="12"><draw:image xlink:href="Pictures/100000010000053C000003A5133B2D1488E934CD.png" xlink:type="simple" xlink:show="embed" xlink:actuate="onLoad" draw:mime-type="image/png"/></draw:frame></text:p>
      <text:p text:style-name="P1"/>
      <text:p text:style-name="P1"><draw:frame draw:style-name="fr2" draw:name="Figura14" text:anchor-type="char" svg:width="17cm" svg:height="10.816cm" draw:z-index="13"><draw:image xlink:href="Pictures/10000001000005BF000003A8A06E51E64C048D69.png" xlink:type="simple" xlink:show="embed" xlink:actuate="onLoad" draw:mime-type="image/png"/></draw:frame><text:soft-page-break/></text:p>
      <text:p text:style-name="P3"/>
      <text:p text:style-name="P1"/>
      <text:p text:style-name="P1"><draw:frame draw:style-name="fr1" draw:name="Figura15" text:anchor-type="char" svg:x="2.709cm" svg:y="0.213cm" svg:width="11.583cm" svg:height="14.03cm" draw:z-index="14"><draw:image xlink:href="Pictures/1000000100000209000002774C78E4CE61E6A5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/></text:p>
      <text:p text:style-name="P1"><draw:frame draw:style-name="fr1" draw:name="Figura8" text:anchor-type="char" svg:x="0cm" svg:y="1.593cm" svg:width="17cm" svg:height="10.843cm" draw:z-index="7"><draw:image xlink:href="Pictures/100000010000049B000002F0B797419BA73C1208.png" xlink:type="simple" xlink:show="embed" xlink:actuate="onLoad" draw:mime-type="image/png"/></draw:frame><text:soft-page-break/><text:span text:style-name="T1"/></text:p>
      <text:p text:style-name="P1"><text:span text:style-name="T1">.</text:span><text:span text:style-name="T2">4</text:span></text:p>
      <text:p text:style-name="P1"><text:span text:style-name="T1"/></text:p>
      <text:p text:style-name="P1"><draw:frame draw:style-name="fr1" draw:name="Figura9" text:anchor-type="char" svg:x="0cm" svg:y="12.084cm" svg:width="17cm" svg:height="11.441cm" draw:z-index="8"><draw:image xlink:href="Pictures/10000001000005260000037746273387FFC6CA62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Figura10" text:anchor-type="char" svg:x="2.605cm" svg:y="0.33cm" svg:width="12.682cm" svg:height="16.628cm" draw:z-index="9"><draw:image xlink:href="Pictures/10000001000002B30000038A347F4AEB69AB1303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Figura11" text:anchor-type="char" svg:x="0cm" svg:y="9.158cm" svg:width="17cm" svg:height="14.247cm" draw:z-index="10"><draw:image xlink:href="Pictures/10000000000006400000053D6FC1064C9E4AA87E.jpg" xlink:type="simple" xlink:show="embed" xlink:actuate="onLoad" draw:mime-type="image/jpeg"/></draw:frame><text:soft-page-break/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9:55:04.937803335</meta:creation-date>
    <dc:date>2023-10-01T10:12:22.371148290</dc:date>
    <meta:editing-duration>P1DT13H29M32S</meta:editing-duration>
    <meta:editing-cycles>2</meta:editing-cycles>
    <meta:generator>LibreOffice/7.5.6.2$Linux_X86_64 LibreOffice_project/50$Build-2</meta:generator>
    <meta:document-statistic meta:table-count="0" meta:image-count="16" meta:object-count="0" meta:page-count="13" meta:paragraph-count="7" meta:word-count="13" meta:character-count="46" meta:non-whitespace-character-count="39"/>
  </office:meta>
</office:document-meta>
</file>